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WebHandler.handle( ServerWebExchange exchan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estWebHandler.getSessionReques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essionIntegrationTests.creat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essionIntegrationTests.createSession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WebSessionIntegrationTests.expiredSessionEnds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WebSessionIntegrationTests.expiredSessionIsRecreated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WebSessionIntegrationTests.changeSessionId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WebSessionIntegrationTests.createHttp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WebHandler.updateSessionAttribute( Web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SessionIntegrationTests.extractSessionId( HttpHeaders head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ebSessionIntegrationTests.invalidate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